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28.54pt"/>
    </style:style>
    <style:style style:name="co4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2"/>
    <style:style style:name="ce4" style:family="table-cell" style:parent-style-name="Default" style:data-style-name="N12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ADC-timing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table:style-name="ce1" office:value-type="date" office:date-value="2023-06-27" calcext:value-type="date">
            <text:p>06/27/23</text:p>
          </table:table-cell>
          <table:table-cell table:style-name="ce1" office:value-type="date" office:date-value="2023-10-30" calcext:value-type="date">
            <text:p>10/30/23</text:p>
          </table:table-cell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L431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ixed</text:p>
          </table:table-cell>
          <table:table-cell table:style-name="ce2" office:value-type="string" calcext:value-type="string">
            <text:p>ADC MHz</text:p>
          </table:table-cell>
          <table:table-cell table:style-name="ce2" office:value-type="string" calcext:value-type="string">
            <text:p>DMA ½</text:p>
          </table:table-cell>
          <table:table-cell table:number-columns-repeated="19"/>
        </table:table-row>
        <table:table-row table:style-name="ro1">
          <table:table-cell table:style-name="ce2" table:number-columns-repeated="2"/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number-columns-repeated="10"/>
          <table:table-cell office:value-type="string" calcext:value-type="string">
            <text:p>60 Hz issue</text:p>
          </table:table-cell>
          <table:table-cell table:number-columns-repeated="4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subtotal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deg</text:p>
          </table:table-cell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otal cycles</text:p>
          </table:table-cell>
          <table:table-cell table:number-columns-repeated="2" table:style-name="ce2" office:value-type="string" calcext:value-type="string">
            <text:p>us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style-name="ce2" office:value-type="string" calcext:value-type="string">
            <text:p>fADC(MHz)</text:p>
          </table:table-cell>
          <table:table-cell table:style-name="ce2" office:value-type="string" calcext:value-type="string">
            <text:p>Cadc(p)</text:p>
          </table:table-cell>
          <table:table-cell table:style-name="ce2" office:value-type="string" calcext:value-type="string">
            <text:p>In(2^n+2)</text:p>
          </table:table-cell>
          <table:table-cell table:style-name="ce2" office:value-type="string" calcext:value-type="string">
            <text:p>Radc (k)</text:p>
          </table:table-cell>
          <table:table-cell table:style-name="ce2" office:value-type="string" calcext:value-type="string">
            <text:p>Rain</text:p>
          </table:table-cell>
          <table:table-cell table:style-name="ce2" table:number-columns-repeated="3"/>
          <table:table-cell table:style-name="ce2" office:value-type="string" calcext:value-type="string">
            <text:p>ACOS(X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.5" calcext:value-type="float">
            <text:p>47.5</text:p>
          </table:table-cell>
          <table:table-cell table:formula="of:=[.B8]+[.C$6]" office:value-type="float" office:value="59.5" calcext:value-type="float">
            <text:p>59.5</text:p>
          </table:table-cell>
          <table:table-cell table:formula="of:=[.C8]*(1/[.D$6])" office:value-type="float" office:value="3.71875" calcext:value-type="float">
            <text:p>3.72</text:p>
          </table:table-cell>
          <table:table-cell table:formula="of:=[.D8]*[.E$6]" office:value-type="float" office:value="59.5" calcext:value-type="float">
            <text:p>59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(([.H8]-0.5)/([.I8]*1000000*[.J8]*0.000000000001*[.K8]))-[.L8]" office:value-type="float" office:value="-5.36421712239583" calcext:value-type="float">
            <text:p>-5.3642171224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degrees</text:p>
          </table:table-cell>
          <table:table-cell/>
          <table:table-cell table:formula="of:=[.S7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U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float" office:value="47.5" calcext:value-type="float">
            <text:p>47.5</text:p>
          </table:table-cell>
          <table:table-cell table:formula="of:=[.B9]+[.C$6]" office:value-type="float" office:value="59.5" calcext:value-type="float">
            <text:p>59.5</text:p>
          </table:table-cell>
          <table:table-cell table:formula="of:=[.C9]*(1/[.D$6])" office:value-type="float" office:value="3.71875" calcext:value-type="float">
            <text:p>3.72</text:p>
          </table:table-cell>
          <table:table-cell table:formula="of:=[.D9]*[.E$6]" office:value-type="float" office:value="59.5" calcext:value-type="float">
            <text:p>59.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9]-0.5)/([.I9]*1000000*[.J9]*0.000000000001*[.K9]))-[.L9]" office:value-type="float" office:value="-2.31245930989583" calcext:value-type="float">
            <text:p>-2.3124593099</text:p>
          </table:table-cell>
          <table:table-cell table:number-columns-repeated="2"/>
          <table:table-cell table:style-name="ce4" office:value-type="float" office:value="1" calcext:value-type="float">
            <text:p>1.00000</text:p>
          </table:table-cell>
          <table:table-cell table:formula="of:=ACOS([.P9])*(180/PI())" office:value-type="float" office:value="0" calcext:value-type="float">
            <text:p>0</text:p>
          </table:table-cell>
          <table:table-cell/>
          <table:table-cell table:formula="of:=[.S8]+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U8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float" office:value="47.5" calcext:value-type="float">
            <text:p>47.5</text:p>
          </table:table-cell>
          <table:table-cell table:formula="of:=[.B10]+[.C$6]" office:value-type="float" office:value="59.5" calcext:value-type="float">
            <text:p>59.5</text:p>
          </table:table-cell>
          <table:table-cell table:formula="of:=[.C10]*(1/[.D$6])" office:value-type="float" office:value="3.71875" calcext:value-type="float">
            <text:p>3.72</text:p>
          </table:table-cell>
          <table:table-cell table:formula="of:=[.D10]*[.E$6]" office:value-type="float" office:value="59.5" calcext:value-type="float">
            <text:p>59.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10]-0.5)/([.I10]*1000000*[.J10]*0.000000000001*[.K10]))-[.L10]" office:value-type="float" office:value="0.993611653645833" calcext:value-type="float">
            <text:p>0.9936116536</text:p>
          </table:table-cell>
          <table:table-cell table:number-columns-repeated="2"/>
          <table:table-cell table:style-name="ce4" office:value-type="float" office:value="0.99" calcext:value-type="float">
            <text:p>0.99000</text:p>
          </table:table-cell>
          <table:table-cell table:formula="of:=ACOS([.P10])*(180/PI())" office:value-type="float" office:value="8.10961445599418" calcext:value-type="float">
            <text:p>8.109614456</text:p>
          </table:table-cell>
          <table:table-cell/>
          <table:table-cell table:formula="of:=[.S9]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table:formula="of:=[.U10]+[.U9]+[.U8]+[.U7]" office:value-type="float" office:value="276" calcext:value-type="float">
            <text:p>276</text:p>
          </table:table-cell>
          <table:table-cell table:formula="of:=[.V10]*(1/[.D$19])" office:value-type="float" office:value="24.5333333333333" calcext:value-type="float">
            <text:p>24.5333333333</text:p>
          </table:table-cell>
          <table:table-cell table:formula="of:=[.W10]*[.Q$23]" office:value-type="float" office:value="0.52992" calcext:value-type="float">
            <text:p>0.52992</text:p>
          </table:table-cell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float" office:value="47.5" calcext:value-type="float">
            <text:p>47.5</text:p>
          </table:table-cell>
          <table:table-cell table:formula="of:=[.B11]+[.C$6]" office:value-type="float" office:value="59.5" calcext:value-type="float">
            <text:p>59.5</text:p>
          </table:table-cell>
          <table:table-cell table:formula="of:=[.C11]*(1/[.D$6])" office:value-type="float" office:value="3.71875" calcext:value-type="float">
            <text:p>3.72</text:p>
          </table:table-cell>
          <table:table-cell table:formula="of:=[.D11]*[.E$6]" office:value-type="float" office:value="59.5" calcext:value-type="float">
            <text:p>59.5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11]-0.5)/([.I11]*1000000*[.J11]*0.000000000001*[.K11]))-[.L11]" office:value-type="float" office:value="8.1143798828125" calcext:value-type="float">
            <text:p>8.1143798828</text:p>
          </table:table-cell>
          <table:table-cell table:number-columns-repeated="2"/>
          <table:table-cell table:style-name="ce4" office:value-type="float" office:value="0.995" calcext:value-type="float">
            <text:p>0.99500</text:p>
          </table:table-cell>
          <table:table-cell table:formula="of:=ACOS([.P11])*(180/PI())" office:value-type="float" office:value="5.73196796519773" calcext:value-type="float">
            <text:p>5.7319679652</text:p>
          </table:table-cell>
          <table:table-cell/>
          <table:table-cell table:formula="of:=[.S10]+1" office:value-type="float" office:value="5" calcext:value-type="float">
            <text:p>5</text:p>
          </table:table-cell>
          <table:table-cell office:value-type="string" calcext:value-type="string">
            <text:p>X2</text:p>
          </table:table-cell>
          <table:table-cell table:formula="of:=[.U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office:value-type="float" office:value="47.5" calcext:value-type="float">
            <text:p>47.5</text:p>
          </table:table-cell>
          <table:table-cell table:formula="of:=[.B12]+[.C$6]" office:value-type="float" office:value="59.5" calcext:value-type="float">
            <text:p>59.5</text:p>
          </table:table-cell>
          <table:table-cell table:formula="of:=[.C12]*(1/[.D$6])" office:value-type="float" office:value="3.71875" calcext:value-type="float">
            <text:p>3.72</text:p>
          </table:table-cell>
          <table:table-cell table:formula="of:=[.D12]*[.E$6]" office:value-type="float" office:value="59.5" calcext:value-type="float">
            <text:p>59.5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12]-0.5)/([.I12]*1000000*[.J12]*0.000000000001*[.K12]))-[.L12]" office:value-type="float" office:value="15.2351481119792" calcext:value-type="float">
            <text:p>15.235148112</text:p>
          </table:table-cell>
          <table:table-cell table:number-columns-repeated="2"/>
          <table:table-cell table:style-name="ce4" office:value-type="float" office:value="0.999" calcext:value-type="float">
            <text:p>0.99900</text:p>
          </table:table-cell>
          <table:table-cell table:formula="of:=ACOS([.P12])*(180/PI())" office:value-type="float" office:value="2.56255873312314" calcext:value-type="float">
            <text:p>2.5625587331</text:p>
          </table:table-cell>
          <table:table-cell/>
          <table:table-cell table:formula="of:=[.S11]+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U1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office:value-type="float" office:value="247.5" calcext:value-type="float">
            <text:p>247.5</text:p>
          </table:table-cell>
          <table:table-cell table:formula="of:=[.B13]+[.C$6]" office:value-type="float" office:value="259.5" calcext:value-type="float">
            <text:p>259.5</text:p>
          </table:table-cell>
          <table:table-cell table:formula="of:=[.C13]*(1/[.D$6])" office:value-type="float" office:value="16.21875" calcext:value-type="float">
            <text:p>16.22</text:p>
          </table:table-cell>
          <table:table-cell table:formula="of:=[.D13]*[.E$6]" office:value-type="float" office:value="259.5" calcext:value-type="float">
            <text:p>259.5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13]-0.5)/([.I13]*1000000*[.J13]*0.000000000001*[.K13]))-[.L13]" office:value-type="float" office:value="22.3559163411458" calcext:value-type="float">
            <text:p>22.3559163411</text:p>
          </table:table-cell>
          <table:table-cell table:number-columns-repeated="5"/>
          <table:table-cell table:formula="of:=[.S12]+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U12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office:value-type="float" office:value="247.5" calcext:value-type="float">
            <text:p>247.5</text:p>
          </table:table-cell>
          <table:table-cell table:formula="of:=[.B14]+[.C$6]" office:value-type="float" office:value="259.5" calcext:value-type="float">
            <text:p>259.5</text:p>
          </table:table-cell>
          <table:table-cell table:formula="of:=[.C14]*(1/[.D$6])" office:value-type="float" office:value="16.21875" calcext:value-type="float">
            <text:p>16.22</text:p>
          </table:table-cell>
          <table:table-cell table:formula="of:=[.D14]*[.E$6]" office:value-type="float" office:value="259.5" calcext:value-type="float">
            <text:p>259.5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14]-0.5)/([.I14]*1000000*[.J14]*0.000000000001*[.K14]))-[.L14]" office:value-type="float" office:value="30.4939371744792" calcext:value-type="float">
            <text:p>30.4939371745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(us)</text:p>
          </table:table-cell>
          <table:table-cell/>
          <table:table-cell table:formula="of:=[.S13]+1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U10]" office:value-type="float" office:value="156" calcext:value-type="float">
            <text:p>156</text:p>
          </table:table-cell>
          <table:table-cell table:formula="of:=[.U14]+[.U13]+[.U12]+[.U11]" office:value-type="float" office:value="276" calcext:value-type="float">
            <text:p>276</text:p>
          </table:table-cell>
          <table:table-cell table:formula="of:=[.V14]*(1/[.D$19])" office:value-type="float" office:value="24.5333333333333" calcext:value-type="float">
            <text:p>24.5333333333</text:p>
          </table:table-cell>
          <table:table-cell table:formula="of:=[.W14]*[.Q$23]" office:value-type="float" office:value="0.52992" calcext:value-type="float">
            <text:p>0.52992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float" office:value="480" calcext:value-type="float">
            <text:p>48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15]-0.5)/([.I15]*1000000*[.J15]*0.000000000001*[.K15]))-[.L15]" office:value-type="float" office:value="115.943155924479" calcext:value-type="float">
            <text:p>115.9431559245</text:p>
          </table:table-cell>
          <table:table-cell table:number-columns-repeated="2"/>
          <table:table-cell table:style-name="ce2" office:value-type="string" calcext:value-type="string">
            <text:p>1 scan</text:p>
          </table:table-cell>
          <table:table-cell table:formula="of:=[.D34]" office:value-type="float" office:value="83.9111111111111" calcext:value-type="float">
            <text:p>83.9111111111</text:p>
          </table:table-cell>
          <table:table-cell/>
          <table:table-cell table:formula="of:=[.S14]+1" office:value-type="float" office:value="9" calcext:value-type="float">
            <text:p>9</text:p>
          </table:table-cell>
          <table:table-cell office:value-type="string" calcext:value-type="string">
            <text:p>X3</text:p>
          </table:table-cell>
          <table:table-cell table:formula="of:=[.U13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C8:.C14])" office:value-type="float" office:value="816.5" calcext:value-type="float">
            <text:p>816.5</text:p>
          </table:table-cell>
          <table:table-cell table:style-name="Default" table:formula="of:=SUM([.D8:.D14])" office:value-type="float" office:value="51.03125" calcext:value-type="float">
            <text:p>51.03125</text:p>
          </table:table-cell>
          <table:table-cell table:formula="of:=[.D16]*[.E$6]" office:value-type="float" office:value="816.5" calcext:value-type="float">
            <text:p>816.5</text:p>
          </table:table-cell>
          <table:table-cell table:number-columns-repeated="10"/>
          <table:table-cell table:style-name="ce2" office:value-type="string" calcext:value-type="string">
            <text:p>2/scan</text:p>
          </table:table-cell>
          <table:table-cell table:formula="of:=[.Q15]/2" office:value-type="float" office:value="41.9555555555556" calcext:value-type="float">
            <text:p>41.9555555556</text:p>
          </table:table-cell>
          <table:table-cell/>
          <table:table-cell table:formula="of:=[.S15]+1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U15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11"/>
          <table:table-cell table:style-name="ce2"/>
          <table:table-cell table:number-columns-repeated="2"/>
          <table:table-cell table:formula="of:=[.S16]+1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U16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Fixed</text:p>
          </table:table-cell>
          <table:table-cell table:style-name="ce2" office:value-type="string" calcext:value-type="string">
            <text:p>ADC MHz</text:p>
          </table:table-cell>
          <table:table-cell table:style-name="ce2" office:value-type="string" calcext:value-type="string">
            <text:p>DMA ½</text:p>
          </table:table-cell>
          <table:table-cell table:number-columns-repeated="10"/>
          <table:table-cell table:style-name="ce2"/>
          <table:table-cell table:number-columns-repeated="2"/>
          <table:table-cell table:formula="of:=[.S17]+1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U14]" office:value-type="float" office:value="156" calcext:value-type="float">
            <text:p>156</text:p>
          </table:table-cell>
          <table:table-cell table:formula="of:=[.U18]+[.U17]+[.U16]+[.U15]" office:value-type="float" office:value="276" calcext:value-type="float">
            <text:p>276</text:p>
          </table:table-cell>
          <table:table-cell table:formula="of:=[.V18]*(1/[.D$19])" office:value-type="float" office:value="24.5333333333333" calcext:value-type="float">
            <text:p>24.5333333333</text:p>
          </table:table-cell>
          <table:table-cell table:formula="of:=[.W18]*[.Q$23]" office:value-type="float" office:value="0.52992" calcext:value-type="float">
            <text:p>0.52992</text:p>
          </table:table-cell>
        </table:table-row>
        <table:table-row table:style-name="ro1">
          <table:table-cell office:value-type="string" calcext:value-type="string">
            <text:p>F446</text:p>
          </table:table-cell>
          <table:table-cell table:number-columns-repeated="2"/>
          <table:table-cell table:style-name="Default" table:formula="of:=45/4" office:value-type="float" office:value="11.25" calcext:value-type="float">
            <text:p>11.25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style-name="ce2"/>
          <table:table-cell table:number-columns-repeated="2"/>
          <table:table-cell table:formula="of:=[.S18]+1" office:value-type="float" office:value="13" calcext:value-type="float">
            <text:p>13</text:p>
          </table:table-cell>
          <table:table-cell office:value-type="string" calcext:value-type="string">
            <text:p>X1</text:p>
          </table:table-cell>
          <table:table-cell table:formula="of:=[.U1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B20]+[.C$6]" office:value-type="float" office:value="40" calcext:value-type="float">
            <text:p>40</text:p>
          </table:table-cell>
          <table:table-cell table:formula="of:=[.C20]*(1/[.D$19])" office:value-type="float" office:value="3.55555555555556" calcext:value-type="float">
            <text:p>3.56</text:p>
          </table:table-cell>
          <table:table-cell table:formula="of:=[.D20]*[.E$19]" office:value-type="float" office:value="56.8888888888889" calcext:value-type="float">
            <text:p>56.8888888889</text:p>
          </table:table-cell>
          <table:table-cell office:value-type="string" calcext:value-type="string">
            <text:p>IN10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JP9</text:p>
          </table:table-cell>
          <table:table-cell office:value-type="string" calcext:value-type="string">
            <text:p>Therm</text:p>
          </table:table-cell>
          <table:table-cell table:number-columns-repeated="6"/>
          <table:table-cell table:style-name="ce2"/>
          <table:table-cell table:number-columns-repeated="2"/>
          <table:table-cell table:formula="of:=[.S19]+1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U1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20]+1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[.B21]+[.C$6]" office:value-type="float" office:value="40" calcext:value-type="float">
            <text:p>40</text:p>
          </table:table-cell>
          <table:table-cell table:formula="of:=[.C21]*(1/[.D$19])" office:value-type="float" office:value="3.55555555555556" calcext:value-type="float">
            <text:p>3.56</text:p>
          </table:table-cell>
          <table:table-cell table:formula="of:=[.D21]*[.E$19]" office:value-type="float" office:value="56.8888888888889" calcext:value-type="float">
            <text:p>56.8888888889</text:p>
          </table:table-cell>
          <table:table-cell office:value-type="string" calcext:value-type="string">
            <text:p>IN11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JP8</text:p>
          </table:table-cell>
          <table:table-cell office:value-type="string" calcext:value-type="string">
            <text:p>Therm</text:p>
          </table:table-cell>
          <table:table-cell table:number-columns-repeated="6"/>
          <table:table-cell table:style-name="ce2" office:value-type="string" calcext:value-type="string">
            <text:p>60 Hz(us)</text:p>
          </table:table-cell>
          <table:table-cell table:formula="of:=1000000/60" office:value-type="float" office:value="16666.6666666667" calcext:value-type="float">
            <text:p>16666.6666666667</text:p>
          </table:table-cell>
          <table:table-cell/>
          <table:table-cell table:formula="of:=[.S20]+1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U20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21]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[.B22]+[.C$6]" office:value-type="float" office:value="40" calcext:value-type="float">
            <text:p>40</text:p>
          </table:table-cell>
          <table:table-cell table:formula="of:=[.C22]*(1/[.D$19])" office:value-type="float" office:value="3.55555555555556" calcext:value-type="float">
            <text:p>3.56</text:p>
          </table:table-cell>
          <table:table-cell table:formula="of:=[.D22]*[.E$19]" office:value-type="float" office:value="56.8888888888889" calcext:value-type="float">
            <text:p>56.8888888889</text:p>
          </table:table-cell>
          <table:table-cell office:value-type="string" calcext:value-type="string">
            <text:p>IN12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JP10</text:p>
          </table:table-cell>
          <table:table-cell office:value-type="string" calcext:value-type="string">
            <text:p>Therm</text:p>
          </table:table-cell>
          <table:table-cell table:number-columns-repeated="6"/>
          <table:table-cell table:style-name="ce2" office:value-type="string" calcext:value-type="string">
            <text:p>us/deg</text:p>
          </table:table-cell>
          <table:table-cell table:formula="of:=[.Q21]/360" office:value-type="float" office:value="46.2962962962963" calcext:value-type="float">
            <text:p>46.2962962963</text:p>
          </table:table-cell>
          <table:table-cell/>
          <table:table-cell table:formula="of:=[.S21]+1" office:value-type="float" office:value="16" calcext:value-type="float">
            <text:p>16</text:p>
          </table:table-cell>
          <table:table-cell/>
          <table:table-cell table:formula="of:=[.U18]" office:value-type="float" office:value="156" calcext:value-type="float">
            <text:p>156</text:p>
          </table:table-cell>
          <table:table-cell table:formula="of:=[.U22]+[.U21]+[.U20]+[.U19]" office:value-type="float" office:value="276" calcext:value-type="float">
            <text:p>276</text:p>
          </table:table-cell>
          <table:table-cell table:formula="of:=[.V22]*(1/[.D$19])" office:value-type="float" office:value="24.5333333333333" calcext:value-type="float">
            <text:p>24.5333333333</text:p>
          </table:table-cell>
          <table:table-cell table:formula="of:=[.W22]*[.Q$23]" office:value-type="float" office:value="0.52992" calcext:value-type="float">
            <text:p>0.52992</text:p>
          </table:table-cell>
        </table:table-row>
        <table:table-row table:style-name="ro1">
          <table:table-cell table:formula="of:=[.A22]+1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B23]+[.C$6]" office:value-type="float" office:value="40" calcext:value-type="float">
            <text:p>40</text:p>
          </table:table-cell>
          <table:table-cell table:formula="of:=[.C23]*(1/[.D$19])" office:value-type="float" office:value="3.55555555555556" calcext:value-type="float">
            <text:p>3.56</text:p>
          </table:table-cell>
          <table:table-cell table:formula="of:=[.D23]*[.E$19]" office:value-type="float" office:value="56.8888888888889" calcext:value-type="float">
            <text:p>56.8888888889</text:p>
          </table:table-cell>
          <table:table-cell office:value-type="string" calcext:value-type="string">
            <text:p>IN13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JP11</text:p>
          </table:table-cell>
          <table:table-cell office:value-type="string" calcext:value-type="string">
            <text:p>Therm</text:p>
          </table:table-cell>
          <table:table-cell table:number-columns-repeated="6"/>
          <table:table-cell table:style-name="ce2" office:value-type="string" calcext:value-type="string">
            <text:p>deg/us</text:p>
          </table:table-cell>
          <table:table-cell table:formula="of:=1/[.Q22]" office:value-type="float" office:value="0.0216" calcext:value-type="float">
            <text:p>0.0216</text:p>
          </table:table-cell>
          <table:table-cell table:number-columns-repeated="7"/>
        </table:table-row>
        <table:table-row table:style-name="ro1">
          <table:table-cell table:formula="of:=[.A23]+1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[.B24]+[.C$6]" office:value-type="float" office:value="40" calcext:value-type="float">
            <text:p>40</text:p>
          </table:table-cell>
          <table:table-cell table:formula="of:=[.C24]*(1/[.D$19])" office:value-type="float" office:value="3.55555555555556" calcext:value-type="float">
            <text:p>3.56</text:p>
          </table:table-cell>
          <table:table-cell table:formula="of:=[.D24]*[.E$19]" office:value-type="float" office:value="56.8888888888889" calcext:value-type="float">
            <text:p>56.8888888889</text:p>
          </table:table-cell>
          <table:table-cell office:value-type="string" calcext:value-type="string">
            <text:p>IN1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JP17</text:p>
          </table:table-cell>
          <table:table-cell office:value-type="string" calcext:value-type="string">
            <text:p>SPARE</text:p>
          </table:table-cell>
          <table:table-cell table:number-columns-repeated="6"/>
          <table:table-cell table:style-name="ce2"/>
          <table:table-cell table:number-columns-repeated="4"/>
          <table:table-cell table:formula="of:=SUM([.U7:.U22])" office:value-type="float" office:value="1104" calcext:value-type="float">
            <text:p>1104</text:p>
          </table:table-cell>
          <table:table-cell table:formula="of:=[.V22]+[.V18]+[.V14]+[.V10]" office:value-type="float" office:value="1104" calcext:value-type="float">
            <text:p>1104</text:p>
          </table:table-cell>
          <table:table-cell table:formula="of:=[.V24]*(1/[.D$19])" office:value-type="float" office:value="98.1333333333333" calcext:value-type="float">
            <text:p>98.1333333333</text:p>
          </table:table-cell>
          <table:table-cell table:formula="of:=[.W24]*[.Q$23]" office:value-type="float" office:value="2.11968" calcext:value-type="float">
            <text:p>2.11968</text:p>
          </table:table-cell>
        </table:table-row>
        <table:table-row table:style-name="ro1">
          <table:table-cell table:formula="of:=[.A24]+1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formula="of:=[.B25]+[.C$6]" office:value-type="float" office:value="40" calcext:value-type="float">
            <text:p>40</text:p>
          </table:table-cell>
          <table:table-cell table:formula="of:=[.C25]*(1/[.D$19])" office:value-type="float" office:value="3.55555555555556" calcext:value-type="float">
            <text:p>3.56</text:p>
          </table:table-cell>
          <table:table-cell table:formula="of:=[.D25]*[.E$19]" office:value-type="float" office:value="56.8888888888889" calcext:value-type="float">
            <text:p>56.8888888889</text:p>
          </table:table-cell>
          <table:table-cell office:value-type="string" calcext:value-type="string">
            <text:p>IN1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JP24</text:p>
          </table:table-cell>
          <table:table-cell office:value-type="string" calcext:value-type="string">
            <text:p>Pressure</text:p>
          </table:table-cell>
          <table:table-cell table:number-columns-repeated="11"/>
          <table:table-cell table:formula="of:=16*[.C$20]*(1/[.U24])" office:value-type="float" office:value="0.579710144927536" calcext:value-type="float">
            <text:p>0.5797101449</text:p>
          </table:table-cell>
          <table:table-cell table:number-columns-repeated="3"/>
        </table:table-row>
        <table:table-row table:style-name="ro1">
          <table:table-cell table:formula="of:=[.A25]+1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[.B26]+[.C$6]" office:value-type="float" office:value="40" calcext:value-type="float">
            <text:p>40</text:p>
          </table:table-cell>
          <table:table-cell table:formula="of:=[.C26]*(1/[.D$19])" office:value-type="float" office:value="3.55555555555556" calcext:value-type="float">
            <text:p>3.56</text:p>
          </table:table-cell>
          <table:table-cell table:formula="of:=[.D26]*[.E$19]" office:value-type="float" office:value="56.8888888888889" calcext:value-type="float">
            <text:p>56.8888888889</text:p>
          </table:table-cell>
          <table:table-cell office:value-type="string" calcext:value-type="string">
            <text:p>IN7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PWR12V+</text:p>
          </table:table-cell>
          <table:table-cell table:number-columns-repeated="16"/>
        </table:table-row>
        <table:table-row table:style-name="ro1">
          <table:table-cell table:formula="of:=[.A26]+1"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table:formula="of:=[.B27]+[.C$6]" office:value-type="float" office:value="156" calcext:value-type="float">
            <text:p>156</text:p>
          </table:table-cell>
          <table:table-cell table:formula="of:=[.C27]*(1/[.D$19])" office:value-type="float" office:value="13.8666666666667" calcext:value-type="float">
            <text:p>13.87</text:p>
          </table:table-cell>
          <table:table-cell table:formula="of:=[.D27]*[.E$19]" office:value-type="float" office:value="221.866666666667" calcext:value-type="float">
            <text:p>221.8666666667</text:p>
          </table:table-cell>
          <table:table-cell office:value-type="string" calcext:value-type="string">
            <text:p>IN8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STRING-PLUS</text:p>
          </table:table-cell>
          <table:table-cell table:number-columns-repeated="16"/>
        </table:table-row>
        <table:table-row table:style-name="ro1">
          <table:table-cell table:formula="of:=[.A27]+1" office:value-type="float" office:value="9" calcext:value-type="float">
            <text:p>9</text:p>
          </table:table-cell>
          <table:table-cell office:value-type="float" office:value="144" calcext:value-type="float">
            <text:p>144</text:p>
          </table:table-cell>
          <table:table-cell table:formula="of:=[.B28]+[.C$6]" office:value-type="float" office:value="156" calcext:value-type="float">
            <text:p>156</text:p>
          </table:table-cell>
          <table:table-cell table:formula="of:=[.C28]*(1/[.D$19])" office:value-type="float" office:value="13.8666666666667" calcext:value-type="float">
            <text:p>13.87</text:p>
          </table:table-cell>
          <table:table-cell table:formula="of:=[.D28]*[.E$19]" office:value-type="float" office:value="221.866666666667" calcext:value-type="float">
            <text:p>221.8666666667</text:p>
          </table:table-cell>
          <table:table-cell office:value-type="string" calcext:value-type="string">
            <text:p>IN9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STRING-MINUS</text:p>
          </table:table-cell>
          <table:table-cell table:number-columns-repeated="16"/>
        </table:table-row>
        <table:table-row table:style-name="ro1">
          <table:table-cell table:formula="of:=[.A28]+1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[.B29]+[.C$6]" office:value-type="float" office:value="40" calcext:value-type="float">
            <text:p>40</text:p>
          </table:table-cell>
          <table:table-cell table:formula="of:=[.C29]*(1/[.D$19])" office:value-type="float" office:value="3.55555555555556" calcext:value-type="float">
            <text:p>3.56</text:p>
          </table:table-cell>
          <table:table-cell table:formula="of:=[.D29]*[.E$19]" office:value-type="float" office:value="56.8888888888889" calcext:value-type="float">
            <text:p>56.8888888889</text:p>
          </table:table-cell>
          <table:table-cell office:value-type="string" calcext:value-type="string">
            <text:p>in6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JP34</text:p>
          </table:table-cell>
          <table:table-cell office:value-type="string" calcext:value-type="string">
            <text:p>AC Transfrmr</text:p>
          </table:table-cell>
          <table:table-cell table:number-columns-repeated="15"/>
        </table:table-row>
        <table:table-row table:style-name="ro1">
          <table:table-cell table:formula="of:=[.A29]+1" office:value-type="float" office:value="11" calcext:value-type="float">
            <text:p>11</text:p>
          </table:table-cell>
          <table:table-cell office:value-type="float" office:value="144" calcext:value-type="float">
            <text:p>144</text:p>
          </table:table-cell>
          <table:table-cell table:formula="of:=[.B30]+[.C$6]" office:value-type="float" office:value="156" calcext:value-type="float">
            <text:p>156</text:p>
          </table:table-cell>
          <table:table-cell table:formula="of:=[.C30]*(1/[.D$19])" office:value-type="float" office:value="13.8666666666667" calcext:value-type="float">
            <text:p>13.87</text:p>
          </table:table-cell>
          <table:table-cell table:formula="of:=[.D30]*[.E$19]" office:value-type="float" office:value="221.866666666667" calcext:value-type="float">
            <text:p>221.8666666667</text:p>
          </table:table-cell>
          <table:table-cell office:value-type="string" calcext:value-type="string">
            <text:p>Vbat|Vts</text:p>
          </table:table-cell>
          <table:table-cell/>
          <table:table-cell office:value-type="string" calcext:value-type="string">
            <text:p>5us|10us min</text:p>
          </table:table-cell>
          <table:table-cell table:number-columns-repeated="16"/>
        </table:table-row>
        <table:table-row table:style-name="ro1">
          <table:table-cell table:formula="of:=[.A30]+1"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table:formula="of:=[.B31]+[.C$6]" office:value-type="float" office:value="156" calcext:value-type="float">
            <text:p>156</text:p>
          </table:table-cell>
          <table:table-cell table:formula="of:=[.C31]*(1/[.D$19])" office:value-type="float" office:value="13.8666666666667" calcext:value-type="float">
            <text:p>13.87</text:p>
          </table:table-cell>
          <table:table-cell table:formula="of:=[.D31]*[.E$19]" office:value-type="float" office:value="221.866666666667" calcext:value-type="float">
            <text:p>221.8666666667</text:p>
          </table:table-cell>
          <table:table-cell office:value-type="string" calcext:value-type="string">
            <text:p>Vref</text:p>
          </table:table-cell>
          <table:table-cell/>
          <table:table-cell office:value-type="string" calcext:value-type="string">
            <text:p>10us min</text:p>
          </table:table-cell>
          <table:table-cell table:number-columns-repeated="16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formula="of:= SUM([.C21:.C29])" office:value-type="float" office:value="592" calcext:value-type="float">
            <text:p>592</text:p>
          </table:table-cell>
          <table:table-cell table:style-name="Default" table:formula="of:= SUM([.D20:.D31])" office:value-type="float" office:value="83.9111111111111" calcext:value-type="float">
            <text:p>83.9111111111</text:p>
          </table:table-cell>
          <table:table-cell table:formula="of:= SUM([.E20:.E31])" office:value-type="float" office:value="1342.57777777778" calcext:value-type="float">
            <text:p>1342.5777777778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table:style-name="Default" table:formula="of:=1/(0.000001*[.D34])" office:value-type="float" office:value="11917.3728813559" calcext:value-type="float">
            <text:p>11917.3728813559</text:p>
          </table:table-cell>
          <table:table-cell table:formula="of:=1/(0.000001*[.E34])" office:value-type="float" office:value="744.835805084746" calcext:value-type="float">
            <text:p>744.8358050847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Default" table:formula="of:=[.D36]/60" office:value-type="float" office:value="198.622881355932" calcext:value-type="float">
            <text:p>198.6228813559</text:p>
          </table:table-cell>
          <table:table-cell table:formula="of:=[.E36]/60" office:value-type="float" office:value="12.4139300847458" calcext:value-type="float">
            <text:p>12.4139300847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Default" table:formula="of:=[.D37]/2" office:value-type="float" office:value="99.3114406779661" calcext:value-type="float">
            <text:p>99.311440678</text:p>
          </table:table-cell>
          <table:table-cell table:formula="of:=[.E37]/2" office:value-type="float" office:value="6.20696504237288" calcext:value-type="float">
            <text:p>6.2069650424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Default" table:formula="of:=[.D38]/2" office:value-type="float" office:value="49.6557203389831" calcext:value-type="float">
            <text:p>49.655720339</text:p>
          </table:table-cell>
          <table:table-cell table:formula="of:=[.E38]/2" office:value-type="float" office:value="3.10348252118644" calcext:value-type="float">
            <text:p>3.1034825212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table:style-name="ce2" office:value-type="string" calcext:value-type="string">
            <text:p>DTWTIME</text:p>
          </table:table-cell>
          <table:table-cell office:value-type="float" office:value="1546" calcext:value-type="float">
            <text:p>1546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2" office:value-type="string" calcext:value-type="string">
            <text:p>Diff</text:p>
          </table:table-cell>
          <table:table-cell table:formula="of:=1-[.E41]/[.E34]" office:value-type="float" office:value="-0.151516154661017" calcext:value-type="float">
            <text:p>-0.1515161547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31">00/00/0000</text:date>, <text:time style:data-style-name="N2" text:time-value="20:19:13.4922332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7T11:16:30.056393881</meta:creation-date>
    <dc:date>2023-10-31T16:08:00.607052872</dc:date>
    <meta:editing-duration>PT1H19M16S</meta:editing-duration>
    <meta:editing-cycles>11</meta:editing-cycles>
    <meta:generator>LibreOffice/5.1.6.2$Linux_X86_64 LibreOffice_project/10m0$Build-2</meta:generator>
    <meta:document-statistic meta:table-count="1" meta:cell-count="319" meta:object-count="0"/>
  </office:meta>
</office:document-meta>
</file>